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76bbd"/>
    </style:style>
    <style:style style:name="T2" style:family="text">
      <style:text-properties officeooo:rsid="00083c49"/>
    </style:style>
    <style:style style:name="T3" style:family="text">
      <style:text-properties officeooo:rsid="000a7227"/>
    </style:style>
    <style:style style:name="T4" style:family="text">
      <style:text-properties officeooo:rsid="000c9b17"/>
    </style:style>
    <style:style style:name="T5" style:family="text">
      <style:text-properties officeooo:rsid="000df4f6"/>
    </style:style>
    <style:style style:name="T6" style:family="text">
      <style:text-properties officeooo:rsid="000ef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2"> Komponente von Android zur Darstellung von Web Inhalten:</text:span></text:p>
      <text:p text:style-name="Standard"><text:span text:style-name="T1"><text:tab/>HTML5, JavaScript, CSS3</text:span></text:p>
      <text:p text:style-name="Standard">→<text:span text:style-name="T1"> Die anzuzeigenden Web Inhalten können aus dem Internet geladen werden oder</text:span></text:p>
      <text:p text:style-name="Standard"><text:tab/><text:span text:style-name="T3">in einer App als lokale Ressource enthalten sein.</text:span></text:p>
      <text:p text:style-name="Standard">→<text:span text:style-name="T3"> Rendering Engine ist WebKit. Rendern bedeutet: Das alle Elemente zusammengeführt werden, </text:span></text:p>
      <text:p text:style-name="Standard"><text:tab/><text:span text:style-name="T4">sodass sie anschließend angezeigt werden können.</text:span></text:p>
      <text:p text:style-name="Standard">→<text:span text:style-name="T5"> Zur Darstellung wird WebView eingesetzt.</text:span></text:p>
      <text:p text:style-name="Standard">→<text:span text:style-name="T6"> Möglichkeit Apps als hybrid app zu realisieren.</text:span></text:p>
      <text:p text:style-name="Standard"><text:tab/>→<text:span text:style-name="T6"> Eigentliche App wird mit Web-Technologien: HTML5, CSS3, JavaScript</text:span></text:p>
      <text:p text:style-name="Standard"><text:tab/><text:tab/><text:span text:style-name="T6">implementiert. Der erstellte Web-Content wird in Container-App gepackt,</text:span></text:p>
      <text:p text:style-name="Standard"><text:tab/><text:tab/><text:span text:style-name="T6">die die eig. App mit den WebViwe Elementen darstellt.</text:span></text:p>
      <text:p text:style-name="Standard"><text:tab/><text:tab/><text:tab/>→<text:span text:style-name="T6"> bekanntest Framework: Apache Cordov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6:27:20.430855311</meta:creation-date>
    <meta:generator>LibreOffice/6.0.7.3$Linux_X86_64 LibreOffice_project/00m0$Build-3</meta:generator>
    <dc:date>2019-10-17T17:07:15.141950122</dc:date>
    <meta:editing-duration>PT29M8S</meta:editing-duration>
    <meta:editing-cycles>7</meta:editing-cycles>
    <meta:document-statistic meta:table-count="0" meta:image-count="0" meta:object-count="0" meta:page-count="1" meta:paragraph-count="12" meta:word-count="95" meta:character-count="678" meta:non-whitespace-character-count="583"/>
  </office:meta>
</office:document-meta>
</file>